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P1">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P1">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tout de même.</text:p>
      <text:p text:style-name="Standard"/>
      <text:p text:style-name="Standard">-Dans ce cas...</text:p>
      <text:p text:style-name="Standard"/>
      <text:p text:style-name="Standard">C'est sur ce raisonnement totalement abscons que la blondinette cessa toute velléité d'affrontement et rengaina dans le même bruit métallique qu'un peu plus tôt son a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1-24T00:02:00.75</dc:date>
    <meta:editing-duration>PT4H48M13S</meta:editing-duration>
    <meta:editing-cycles>303</meta:editing-cycles>
    <meta:generator>OpenOffice/4.1.2$Win32 OpenOffice.org_project/412m3$Build-9782</meta:generator>
    <meta:document-statistic meta:table-count="0" meta:image-count="0" meta:object-count="0" meta:page-count="3" meta:paragraph-count="16" meta:word-count="1646" meta:character-count="10071"/>
  </office:meta>
</office:document-meta>
</file>